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771" officeooo:paragraph-rsid="001dc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8:10:45.487000000</meta:creation-date>
    <dc:date>2018-01-07T08:11:11.942000000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3.6.1$Windows_x86 LibreOffice_project/686f202eff87ef707079aeb7f485847613344eb7</meta:generator>
  </office:meta>
</office:document-meta>
</file>